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4.688cm"/>
    </style:style>
    <style:style style:name="co4" style:family="table-column">
      <style:table-column-properties fo:break-before="auto" style:column-width="8.435cm"/>
    </style:style>
    <style:style style:name="co5" style:family="table-column">
      <style:table-column-properties fo:break-before="auto" style:column-width="1.96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Arial" style:font-name-asian="ＭＳ Ｐゴシック" style:font-name-complex="Mangal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3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013" table:default-cell-style-name="Default"/>
        <table:table-row table:style-name="ro3">
          <table:table-cell office:value-type="string">
            <text:p>Test Case</text:p>
            <text:p>No.</text:p>
          </table:table-cell>
          <table:table-cell table:style-name="ce1" office:value-type="string">
            <text:p>Test Item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est Procedure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Created by</text:p>
          </table:table-cell>
          <table:table-cell office:value-type="string">
            <text:p>Date</text:p>
          </table:table-cell>
          <table:table-cell table:style-name="ce1" office:value-type="string">
            <text:p>Executed By</text:p>
          </table:table-cell>
          <table:table-cell office:value-type="string">
            <text:p>Date</text:p>
          </table:table-cell>
          <table:table-cell office:value-type="string">
            <text:p>Result</text:p>
          </table:table-cell>
          <table:table-cell table:style-name="ce1" office:value-type="string">
            <text:p>Remarks</text:p>
          </table:table-cell>
          <table:table-cell table:style-name="ce1"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dd User</text:p>
          </table:table-cell>
          <table:table-cell office:value-type="string">
            <text:p>No inputs</text:p>
          </table:table-cell>
          <table:table-cell office:value-type="string">
            <text:p>1.Click on Create User button.</text:p>
            <text:p>2.Click on Add button.</text:p>
          </table:table-cell>
          <table:table-cell office:value-type="string">
            <text:p>An error message will be displayed saying “Please fill up all the textfields”</text:p>
          </table:table-cell>
          <table:table-cell office:value-type="string">
            <text:p>Jenny</text:p>
          </table:table-cell>
          <table:table-cell table:style-name="ce3" office:value-type="date" office:date-value="2018-01-09">
            <text:p>1月9日</text:p>
          </table:table-cell>
          <table:table-cell office:value-type="string">
            <text:p>Macku</text:p>
          </table:table-cell>
          <table:table-cell table:style-name="ce4"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3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dd User</text:p>
          </table:table-cell>
          <table:table-cell office:value-type="string">
            <text:p>incomplete fields</text:p>
          </table:table-cell>
          <table:table-cell office:value-type="string">
            <text:p>1.Click on Add User button. </text:p>
            <text:p>2.Input on the textfields but leave atleast one field blank. </text:p>
            <text:p>3.Click on the Add button. </text:p>
          </table:table-cell>
          <table:table-cell office:value-type="string">
            <text:p>An error message will be displayed saying “Please fill up all the textfields”</text:p>
          </table:table-cell>
          <table:table-cell office:value-type="string">
            <text:p>Jenny</text:p>
          </table:table-cell>
          <table:table-cell table:style-name="ce3" office:value-type="date" office:date-value="2018-01-09">
            <text:p>1月9日</text:p>
          </table:table-cell>
          <table:table-cell office:value-type="string">
            <text:p>Macku</text:p>
          </table:table-cell>
          <table:table-cell table:style-name="ce4"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3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Add User</text:p>
          </table:table-cell>
          <table:table-cell office:value-type="string">
            <text:p>invalid email</text:p>
          </table:table-cell>
          <table:table-cell table:style-name="ce2" office:value-type="string">
            <text:p><text:span text:style-name="T1">1.Click on Add User button.</text:span></text:p>
            <text:p><text:span text:style-name="T1">2.Fill in the fields.</text:span></text:p>
            <text:p><text:span text:style-name="T1">For the email, type abc123.com</text:span></text:p>
            <text:p><text:span text:style-name="T1">3.Click on the Add button. </text:span></text:p>
          </table:table-cell>
          <table:table-cell office:value-type="string">
            <text:p>“Please input a valid email” will be prompted.</text:p>
          </table:table-cell>
          <table:table-cell office:value-type="string">
            <text:p>Jenny</text:p>
          </table:table-cell>
          <table:table-cell table:style-name="ce3" office:value-type="date" office:date-value="2018-01-09">
            <text:p>1月9日</text:p>
          </table:table-cell>
          <table:table-cell office:value-type="string">
            <text:p>Macku</text:p>
          </table:table-cell>
          <table:table-cell table:style-name="ce4" office:value-type="date" office:date-value="2018-01-12">
            <text:p>1月12日</text:p>
          </table:table-cell>
          <table:table-cell office:value-type="string">
            <text:p>NG</text:p>
          </table:table-cell>
          <table:table-cell office:value-type="string">
            <text:p>Still no validation for Email</text:p>
          </table:table-cell>
          <table:table-cell table:number-columns-repeated="1012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Add User</text:p>
          </table:table-cell>
          <table:table-cell office:value-type="string">
            <text:p>email already exists</text:p>
          </table:table-cell>
          <table:table-cell table:style-name="ce2" office:value-type="string">
            <text:p><text:span text:style-name="T1">1.Click on Add User button.</text:span></text:p>
            <text:p><text:span text:style-name="T1">2.Fill in the fields.</text:span></text:p>
            <text:p><text:span text:style-name="T1">For the email, type an already used one.</text:span></text:p>
            <text:p><text:span text:style-name="T1">3.Click on the Add button. </text:span></text:p>
          </table:table-cell>
          <table:table-cell office:value-type="string">
            <text:p>Email “[input]' is already taken will be displayed.</text:p>
          </table:table-cell>
          <table:table-cell office:value-type="string">
            <text:p>Jenny</text:p>
          </table:table-cell>
          <table:table-cell table:style-name="ce3" office:value-type="date" office:date-value="2018-01-09">
            <text:p>1月9日</text:p>
          </table:table-cell>
          <table:table-cell office:value-type="string">
            <text:p>Macku</text:p>
          </table:table-cell>
          <table:table-cell table:style-name="ce4"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3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Add User</text:p>
          </table:table-cell>
          <table:table-cell office:value-type="string">
            <text:p>complete and valid inputs</text:p>
          </table:table-cell>
          <table:table-cell table:style-name="ce2" office:value-type="string">
            <text:p><text:span text:style-name="T1">1.Click on Add User button.</text:span></text:p>
            <text:p><text:span text:style-name="T1">2.Fill in the fields. For the email, input one that is not yet taken.</text:span></text:p>
            <text:p><text:span text:style-name="T1">3.Click on Add.</text:span></text:p>
          </table:table-cell>
          <table:table-cell office:value-type="string">
            <text:p>“User added” will be prompted.</text:p>
            <text:p>Newly added user will be displayed in the list.</text:p>
            <text:p>An email will be sent to the user's email containing his/her account information.</text:p>
          </table:table-cell>
          <table:table-cell office:value-type="string">
            <text:p>Jenny</text:p>
          </table:table-cell>
          <table:table-cell table:style-name="ce3" office:value-type="date" office:date-value="2018-01-09">
            <text:p>1月9日</text:p>
          </table:table-cell>
          <table:table-cell office:value-type="string">
            <text:p>Macku</text:p>
          </table:table-cell>
          <table:table-cell table:style-name="ce4"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3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Edit User</text:p>
          </table:table-cell>
          <table:table-cell office:value-type="string">
            <text:p>No inputs</text:p>
          </table:table-cell>
          <table:table-cell office:value-type="string">
            <text:p>1.Click an edit button.</text:p>
            <text:p>2.Clear out the textfields.</text:p>
            <text:p>3.Click Save.</text:p>
          </table:table-cell>
          <table:table-cell office:value-type="string">
            <text:p>“Please fill up the textfields” will be shown.</text:p>
          </table:table-cell>
          <table:table-cell office:value-type="string">
            <text:p>Jenny</text:p>
          </table:table-cell>
          <table:table-cell table:style-name="ce3" office:value-type="date" office:date-value="2018-01-09">
            <text:p>1月9日</text:p>
          </table:table-cell>
          <table:table-cell office:value-type="string">
            <text:p>Macku</text:p>
          </table:table-cell>
          <table:table-cell table:style-name="ce4"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3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Edit User</text:p>
          </table:table-cell>
          <table:table-cell office:value-type="string">
            <text:p>incomplete fields</text:p>
          </table:table-cell>
          <table:table-cell office:value-type="string">
            <text:p>1.Click an edit button.</text:p>
            <text:p>2.Clear out the textfield for the first name.</text:p>
            <text:p>3.Click on Save.</text:p>
          </table:table-cell>
          <table:table-cell office:value-type="string">
            <text:p>“Please fill up the textfields” will be shown.</text:p>
          </table:table-cell>
          <table:table-cell office:value-type="string">
            <text:p>Jenny</text:p>
          </table:table-cell>
          <table:table-cell table:style-name="ce3" office:value-type="date" office:date-value="2018-01-09">
            <text:p>1月9日</text:p>
          </table:table-cell>
          <table:table-cell office:value-type="string">
            <text:p>Macku</text:p>
          </table:table-cell>
          <table:table-cell table:style-name="ce4"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3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Edit User</text:p>
          </table:table-cell>
          <table:table-cell office:value-type="string">
            <text:p>invalid email</text:p>
          </table:table-cell>
          <table:table-cell table:style-name="ce2" office:value-type="string">
            <text:p><text:span text:style-name="T1">1.Click an edit button.</text:span></text:p>
            <text:p><text:span text:style-name="T1">2.Change the email to abc123.com</text:span></text:p>
            <text:p><text:span text:style-name="T1">3.Click on the Save. </text:span></text:p>
          </table:table-cell>
          <table:table-cell office:value-type="string">
            <text:p>“Please input a valid email” will be prompted.</text:p>
          </table:table-cell>
          <table:table-cell office:value-type="string">
            <text:p>Jenny</text:p>
          </table:table-cell>
          <table:table-cell table:style-name="ce3" office:value-type="date" office:date-value="2018-01-09">
            <text:p>1月9日</text:p>
          </table:table-cell>
          <table:table-cell office:value-type="string">
            <text:p>Macku</text:p>
          </table:table-cell>
          <table:table-cell table:style-name="ce4" office:value-type="date" office:date-value="2018-01-12">
            <text:p>1月12日</text:p>
          </table:table-cell>
          <table:table-cell office:value-type="string">
            <text:p>NG</text:p>
          </table:table-cell>
          <table:table-cell office:value-type="string">
            <text:p>Still no validation for Email</text:p>
          </table:table-cell>
          <table:table-cell table:number-columns-repeated="1012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Edit User</text:p>
          </table:table-cell>
          <table:table-cell office:value-type="string">
            <text:p>complete and valid inputs</text:p>
          </table:table-cell>
          <table:table-cell office:value-type="string">
            <text:p>1.Click edit button.</text:p>
            <text:p>2.Change value of atleast one textfield.</text:p>
            <text:p>3.Click Save.</text:p>
          </table:table-cell>
          <table:table-cell office:value-type="string">
            <text:p>“User updated” will be displayed and changes will be reflected in the list.</text:p>
          </table:table-cell>
          <table:table-cell office:value-type="string">
            <text:p>Jenny</text:p>
          </table:table-cell>
          <table:table-cell table:style-name="ce3" office:value-type="date" office:date-value="2018-01-09">
            <text:p>1月9日</text:p>
          </table:table-cell>
          <table:table-cell office:value-type="string">
            <text:p>Macku</text:p>
          </table:table-cell>
          <table:table-cell table:style-name="ce4"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3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Delete User</text:p>
          </table:table-cell>
          <table:table-cell office:value-type="string">
            <text:p>deletion confirmed</text:p>
          </table:table-cell>
          <table:table-cell office:value-type="string">
            <text:p>1.Click delete button.</text:p>
            <text:p>2.Click Ok in the confirmation.</text:p>
          </table:table-cell>
          <table:table-cell office:value-type="string">
            <text:p>“User deleted” will be displayed in the page.</text:p>
          </table:table-cell>
          <table:table-cell office:value-type="string">
            <text:p>Jenny</text:p>
          </table:table-cell>
          <table:table-cell table:style-name="ce3" office:value-type="date" office:date-value="2018-01-09">
            <text:p>1月9日</text:p>
          </table:table-cell>
          <table:table-cell office:value-type="string">
            <text:p>Macku</text:p>
          </table:table-cell>
          <table:table-cell table:style-name="ce4"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2018/01/12</text:date>, <text:time>14:2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51:45.40</meta:creation-date>
    <meta:editing-duration>PT3H27M16S</meta:editing-duration>
    <meta:editing-cycles>8</meta:editing-cycles>
    <meta:generator>OpenOffice/4.1.0$Win32 OpenOffice.org_project/410m18$Build-9764</meta:generator>
    <dc:date>2018-01-12T14:29:09.26</dc:date>
    <dc:creator>Macku Sanchez</dc:creator>
    <meta:document-statistic meta:table-count="3" meta:cell-count="113" meta:object-count="0"/>
  </office:meta>
</office:document-meta>
</file>